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ce86" officeooo:paragraph-rsid="0032ce86" style:font-size-asian="22pt" style:font-weight-asian="bold" style:font-name-complex="Nirmala UI2" style:font-size-complex="2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2ce86" style:font-size-asian="22pt" style:font-weight-asian="bold" style:font-name-complex="Nirmala UI2" style:font-size-complex="2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5" style:family="paragraph" style:parent-style-name="Standard">
      <style:text-properties fo:font-size="18pt" officeooo:paragraph-rsid="000f5821" style:font-size-asian="18pt" style:font-size-complex="18pt"/>
    </style:style>
    <style:style style:name="P3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37" style:family="paragraph" style:parent-style-name="Footer">
      <style:text-properties style:font-name="Nirmala UI" officeooo:paragraph-rsid="0020e4b5" style:font-name-complex="Nirmala UI2"/>
    </style:style>
    <style:style style:name="P38" style:family="paragraph" style:parent-style-name="Footer">
      <style:text-properties style:font-name="Nirmala UI" officeooo:paragraph-rsid="002f4fe4" style:font-name-complex="Nirmala UI2"/>
    </style:style>
    <style:style style:name="P3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2" style:family="paragraph" style:parent-style-name="Table_20_Contents">
      <style:paragraph-properties>
        <style:tab-stops>
          <style:tab-stop style:position="3.54cm" style:type="center"/>
        </style:tab-stops>
      </style:paragraph-properties>
      <style:text-properties officeooo:paragraph-rsid="00333430"/>
    </style:style>
    <style:style style:name="P43" style:family="paragraph" style:parent-style-name="Table_20_Contents">
      <style:text-properties officeooo:paragraph-rsid="00333430"/>
    </style:style>
    <style:style style:name="T1" style:family="text">
      <style:text-properties officeooo:rsid="00311055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fo:font-size="14pt" style:font-size-asian="14pt" style:font-name-complex="Mangal1" style:font-size-complex="14pt"/>
    </style:style>
    <style:style style:name="T5" style:family="text">
      <style:text-properties fo:font-size="14pt" style:font-size-asian="14pt" style:font-name-complex="Nirmala UI1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style:font-name="Nirmala UI1" fo:font-size="14pt" officeooo:rsid="00333430" style:font-size-asian="14pt" style:font-name-complex="Nirmala UI1" style:font-size-complex="14pt"/>
    </style:style>
    <style:style style:name="T25" style:family="text">
      <style:text-properties officeooo:rsid="0032c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5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29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0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36">How to use – </text:p>
      <text:p text:style-name="P37">1. Press the correct number <text:tab/>and immediately press “Enter”(Green) key on the keypad.</text:p>
      <text:p text:style-name="P37">2. To Stop the playing announcement press “Backspace”(Red) key. </text:p>
      <text:p text:style-name="P37"><text:tab/><text:tab/></text:p>
      <text:p text:style-name="P38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27">पुणे -नागपूर </text:p>
          </table:table-cell>
          <table:table-cell table:style-name="Table2.C1" office:value-type="string">
            <text:p text:style-name="P26"/>
          </table:table-cell>
          <table:table-cell table:style-name="Table2.D1" office:value-type="string">
            <text:p text:style-name="P28"><text:s/><text:span text:style-name="T25">नागपूर -पुणे </text:span></text:p>
          </table:table-cell>
        </table:table-row>
        <table:table-row table:style-name="Table2.2">
          <table:table-cell table:style-name="Table2.A2" office:value-type="string">
            <text:p text:style-name="P33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पुणे- नागपुर <text:s text:c="2"/>जर्नी सुरु <text:s/></text:span></text:span></text:p>
          </table:table-cell>
          <table:table-cell table:style-name="Table2.C2" office:value-type="string">
            <text:p text:style-name="P34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नागपुर <text:s/>- पुणे जर्नी सुरु</text:span></text:span></text:p>
          </table:table-cell>
        </table:table-row>
        <table:table-row table:style-name="Table2.3">
          <table:table-cell table:style-name="Table2.A3" office:value-type="string">
            <text:p text:style-name="P33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ुणे- अमरावती <text:s text:c="2"/>जर्नी सुरु</text:span></text:span></text:p>
          </table:table-cell>
          <table:table-cell table:style-name="Table2.C3" office:value-type="string">
            <text:p text:style-name="P34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<text:s/>- पुणे जर्नी सुरु</text:span></text:span></text:p>
          </table:table-cell>
        </table:table-row>
        <table:table-row table:style-name="Table2.4">
          <table:table-cell table:style-name="Table2.A3" office:value-type="string">
            <text:p text:style-name="P33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रूर</text:span></text:span></text:p>
          </table:table-cell>
          <table:table-cell table:style-name="Table2.C3" office:value-type="string">
            <text:p text:style-name="P34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र्धा</text:span></text:span></text:p>
          </table:table-cell>
        </table:table-row>
        <table:table-row table:style-name="Table2.5">
          <table:table-cell table:style-name="Table2.A3" office:value-type="string">
            <text:p text:style-name="P33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  <table:table-cell table:style-name="Table2.C3" office:value-type="string">
            <text:p text:style-name="P34">74</text:p>
          </table:table-cell>
          <table:table-cell table:style-name="Table2.D3" office:value-type="string">
            <text:p text:style-name="P43"><text:span text:style-name="Default_20_Paragraph_20_Font"><text:span text:style-name="T23"><text:s/>अमरावती , </text:span></text:span><text:span text:style-name="Default_20_Paragraph_20_Font"><text:span text:style-name="T24">पॉवर <text:s/>हाऊस <text:s/></text:span></text:span></text:p>
          </table:table-cell>
        </table:table-row>
        <table:table-row table:style-name="Table2.6">
          <table:table-cell table:style-name="Table2.A3" office:value-type="string">
            <text:p text:style-name="P33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  <table:table-cell table:style-name="Table2.C3" office:value-type="string">
            <text:p text:style-name="P34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7">
          <table:table-cell table:style-name="Table2.A3" office:value-type="string">
            <text:p text:style-name="P33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34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8">
          <table:table-cell table:style-name="Table2.A3" office:value-type="string">
            <text:p text:style-name="P33">47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चिखली</text:span></text:span></text:p>
          </table:table-cell>
          <table:table-cell table:style-name="Table2.C3" office:value-type="string">
            <text:p text:style-name="P34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हमदनगर</text:span></text:span></text:p>
          </table:table-cell>
        </table:table-row>
        <table:table-row table:style-name="Table2.9">
          <table:table-cell table:style-name="Table2.A3" office:value-type="string">
            <text:p text:style-name="P33">48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खामगाव</text:span></text:span></text:p>
          </table:table-cell>
          <table:table-cell table:style-name="Table2.C3" office:value-type="string">
            <text:p text:style-name="P34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रूर <text:s/></text:span></text:span></text:p>
          </table:table-cell>
        </table:table-row>
        <table:table-row table:style-name="Table2.10">
          <table:table-cell table:style-name="Table2.A3" office:value-type="string">
            <text:p text:style-name="P33">49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अकोला बस स्टैंड</text:span></text:span></text:p>
          </table:table-cell>
          <table:table-cell table:style-name="Table2.C3" office:value-type="string">
            <text:p text:style-name="P34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घोली</text:span></text:span></text:p>
          </table:table-cell>
        </table:table-row>
        <table:table-row table:style-name="Table2.11">
          <table:table-cell table:style-name="Table2.A3" office:value-type="string">
            <text:p text:style-name="P33">50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रामलता , अकोला</text:span></text:span></text:p>
          </table:table-cell>
          <table:table-cell table:style-name="Table2.C3" office:value-type="string">
            <text:p text:style-name="P33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चंदन नगर <text:s/>हडपसर बाईपास</text:span></text:span></text:p>
          </table:table-cell>
        </table:table-row>
        <table:table-row table:style-name="Table2.12">
          <table:table-cell table:style-name="Table2.A3" office:value-type="string">
            <text:p text:style-name="P33">51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मूर्तिजापूर</text:span></text:span></text:p>
          </table:table-cell>
          <table:table-cell table:style-name="Table2.C3" office:value-type="string">
            <text:p text:style-name="P33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िमान नगर</text:span></text:span></text:p>
          </table:table-cell>
        </table:table-row>
        <table:table-row table:style-name="Table2.13">
          <table:table-cell table:style-name="Table2.A3" office:value-type="string">
            <text:p text:style-name="P33">52</text:p>
          </table:table-cell>
          <table:table-cell table:style-name="Table2.B3" office:value-type="string">
            <text:p text:style-name="Table_20_Contents"><text:span text:style-name="Default_20_Paragraph_20_Font"><text:span text:style-name="T4"><text:s/>बडनेरा बायपास</text:span></text:span><text:span text:style-name="Default_20_Paragraph_20_Font"><text:span text:style-name="T5"> </text:span></text:span></text:p>
          </table:table-cell>
          <table:table-cell table:style-name="Table2.C3" office:value-type="string">
            <text:p text:style-name="P33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येरवडा</text:span></text:span></text:p>
          </table:table-cell>
        </table:table-row>
        <table:table-row table:style-name="Table2.14">
          <table:table-cell table:style-name="Table2.A3" office:value-type="string">
            <text:p text:style-name="P33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कारंजा लाड</text:span></text:span></text:p>
          </table:table-cell>
          <table:table-cell table:style-name="Table2.C3" office:value-type="string">
            <text:p text:style-name="P33">8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पुणे स्टेशन</text:span></text:span></text:p>
          </table:table-cell>
        </table:table-row>
        <table:table-row table:style-name="Table2.15">
          <table:table-cell table:style-name="Table2.A3" office:value-type="string">
            <text:p text:style-name="P33">54</text:p>
          </table:table-cell>
          <table:table-cell table:style-name="Table2.B3" office:value-type="string">
            <text:p text:style-name="P42"><text:span text:style-name="Default_20_Paragraph_20_Font"><text:span text:style-name="T23"><text:s/>अमरावती , </text:span></text:span><text:span text:style-name="Default_20_Paragraph_20_Font"><text:span text:style-name="T24">पॉवर <text:s/>हाऊस <text:s/></text:span></text:span></text:p>
          </table:table-cell>
          <table:table-cell table:style-name="Table2.C3" office:value-type="string">
            <text:p text:style-name="P33">8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हांगीर हॉस्पिटल</text:span></text:span></text:p>
          </table:table-cell>
        </table:table-row>
        <table:table-row table:style-name="Table2.16">
          <table:table-cell table:style-name="Table2.A3" office:value-type="string">
            <text:p text:style-name="P33">5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र्धा</text:span></text:span></text:p>
          </table:table-cell>
          <table:table-cell table:style-name="Table2.C3" office:value-type="string">
            <text:p text:style-name="P33">8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कडेवाडी </text:span></text:span></text:p>
          </table:table-cell>
        </table:table-row>
        <table:table-row table:style-name="Table2.17">
          <table:table-cell table:style-name="Table2.A3" office:value-type="string">
            <text:p text:style-name="P33">5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डी</text:span></text:span></text:p>
          </table:table-cell>
          <table:table-cell table:style-name="Table2.C3" office:value-type="string">
            <text:p text:style-name="P33">8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शिवाजी नगर </text:span></text:span></text:p>
          </table:table-cell>
        </table:table-row>
        <table:table-row table:style-name="Table2.18">
          <table:table-cell table:style-name="Table2.A3" office:value-type="string">
            <text:p text:style-name="P33">5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रवि नगर</text:span></text:span></text:p>
          </table:table-cell>
          <table:table-cell table:style-name="Table2.C3" office:value-type="string">
            <text:p text:style-name="P33">8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संगमवाडी</text:span></text:span></text:p>
          </table:table-cell>
        </table:table-row>
        <table:table-row table:style-name="Table2.19">
          <table:table-cell table:style-name="Table2.A3" office:value-type="string">
            <text:p text:style-name="P33">5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धरमपेठ भोले पेट्रोल पंप</text:span></text:span></text:p>
          </table:table-cell>
          <table:table-cell table:style-name="Table2.C3" office:value-type="string">
            <text:p text:style-name="P33">8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</table:table-row>
        <table:table-row table:style-name="Table2.20">
          <table:table-cell table:style-name="Table2.A3" office:value-type="string">
            <text:p text:style-name="P33">5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ीता बर्डी</text:span></text:span></text:p>
          </table:table-cell>
          <table:table-cell table:style-name="Table2.C3" office:value-type="string">
            <text:p text:style-name="P33">89</text:p>
          </table:table-cell>
          <table:table-cell table:style-name="Table2.D3" office:value-type="string">
            <text:p text:style-name="Table_20_Contents"><text:span text:style-name="Default_20_Paragraph_20_Font"><text:span text:style-name="T4"><text:s/>दापोडी</text:span></text:span></text:p>
          </table:table-cell>
        </table:table-row>
        <table:table-row table:style-name="Table2.21">
          <table:table-cell table:style-name="Table2.A21" office:value-type="string">
            <text:p text:style-name="P33">60</text:p>
          </table:table-cell>
          <table:table-cell table:style-name="Table2.B21" office:value-type="string">
            <text:p text:style-name="Table_20_Contents"><text:span text:style-name="Default_20_Paragraph_20_Font"><text:span text:style-name="T23"><text:s/>आशीर्वाद बैधनाथ चौक</text:span></text:span></text:p>
          </table:table-cell>
          <table:table-cell table:style-name="Table2.C21" office:value-type="string">
            <text:p text:style-name="P33">90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चिंचवड</text:span></text:span></text:p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1</text:p>
          </table:table-cell>
          <table:table-cell table:style-name="Table2.D21" office:value-type="string">
            <text:p text:style-name="Table_20_Contents"><text:span text:style-name="Default_20_Paragraph_20_Font"><text:span text:style-name="T4"><text:s/>पिंपरी</text:span></text:span></text:p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33">92</text:p>
          </table:table-cell>
          <table:table-cell table:style-name="Table2.D21" office:value-type="string">
            <text:p text:style-name="Table_20_Contents"><text:span text:style-name="Default_20_Paragraph_20_Font"><text:span text:style-name="T23"><text:s/>निगडी</text:span></text:span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3</text:p>
          </table:table-cell>
          <table:table-cell table:style-name="Table2.D21" office:value-type="string">
            <text:p text:style-name="P31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4</text:p>
          </table:table-cell>
          <table:table-cell table:style-name="Table2.D21" office:value-type="string">
            <text:p text:style-name="P31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5</text:p>
          </table:table-cell>
          <table:table-cell table:style-name="Table2.D21" office:value-type="string">
            <text:p text:style-name="P31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6</text:p>
          </table:table-cell>
          <table:table-cell table:style-name="Table2.D21" office:value-type="string">
            <text:p text:style-name="P31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7</text:p>
          </table:table-cell>
          <table:table-cell table:style-name="Table2.D21" office:value-type="string">
            <text:p text:style-name="P31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8</text:p>
          </table:table-cell>
          <table:table-cell table:style-name="Table2.D21" office:value-type="string">
            <text:p text:style-name="P31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99</text:p>
          </table:table-cell>
          <table:table-cell table:style-name="Table2.D21" office:value-type="string">
            <text:p text:style-name="P31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2"/>
          </table:table-cell>
          <table:table-cell table:style-name="Table2.C21" office:value-type="string">
            <text:p text:style-name="P25">100</text:p>
          </table:table-cell>
          <table:table-cell table:style-name="Table2.D21" office:value-type="string">
            <text:p text:style-name="P31"/>
          </table:table-cell>
        </table:table-row>
      </table:table>
      <text:p text:style-name="P41"><text:span text:style-name="T16">इस्तेमाल </text:span><text:span text:style-name="T14"><text:s/>– </text:span></text:p>
      <text:p text:style-name="P40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0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39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11055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YUGA TRAVELS</text:span><text:tab/><text:tab/> <text:s text:c="7"/><text:span text:style-name="MT1">MH12KQ5055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5T15:41:07.099878393</dc:date>
    <meta:editing-duration>P2DT8H3M9S</meta:editing-duration>
    <meta:generator>LibreOffice/4.4.6.3$Linux_X86_64 LibreOffice_project/40m0$Build-3</meta:generator>
    <meta:document-statistic meta:table-count="2" meta:image-count="0" meta:object-count="0" meta:page-count="2" meta:paragraph-count="183" meta:word-count="345" meta:character-count="1311" meta:non-whitespace-character-count="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